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Standardabweichung</text:p>
          </table:table-cell>
          <table:table-cell table:formula="of:=STDEV([.A1:.A500])" office:value-type="float" office:value="124.655661531692" calcext:value-type="float">
            <text:p>124,655661531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Mittelwert</text:p>
          </table:table-cell>
          <table:table-cell table:formula="of:=AVERAGE([.A1:.A500])" office:value-type="float" office:value="396.046" calcext:value-type="float">
            <text:p>396,04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1-15T15:39:13.875093980</dc:date>
    <meta:editing-duration>PT2M37S</meta:editing-duration>
    <meta:editing-cycles>1</meta:editing-cycles>
    <meta:document-statistic meta:table-count="1" meta:cell-count="504" meta:object-count="0"/>
  </office:meta>
</office:document-meta>
</file>